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4cm" fo:min-width="2.612cm" draw:shadow="hidden"/>
    </style:style>
    <style:style style:name="gr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.094cm" fo:min-width="2.612cm" draw:shadow="hidden"/>
    </style:style>
    <style:style style:name="gr3" style:family="graphic" style:parent-style-name="standard">
      <style:graphic-properties draw:textarea-horizontal-align="justify" draw:textarea-vertical-align="middle" draw:auto-grow-height="false" fo:min-height="1.378cm" fo:min-width="3.036cm"/>
    </style:style>
    <style:style style:name="gr4" style:family="graphic" style:parent-style-name="standard">
      <style:graphic-properties draw:stroke="solid" draw:stroke-linejoin="miter" svg:stroke-linecap="butt" draw:textarea-horizontal-align="justify" draw:textarea-vertical-align="middle" draw:auto-grow-height="false" fo:min-height="1.85cm" fo:min-width="5.3cm"/>
    </style:style>
    <style:style style:name="gr5" style:family="graphic" style:parent-style-name="standard">
      <style:graphic-properties draw:stroke="solid" draw:stroke-dash="Ultrafine_20_2_20_Dots_20_3_20_Dashes" draw:textarea-horizontal-align="justify" draw:textarea-vertical-align="middle" draw:auto-grow-height="false" fo:min-height="2.35cm" fo:min-width="7.1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4.4cm" svg:height="1.9cm" svg:x="3cm" svg:y="3.6cm" svg:viewBox="0 0 4401 1901" svg:d="M2200 0c1247 0 2200 412 2200 950s-953 950-2200 950-2200-412-2200-950 953-950 2200-950zM0 0zM4401 1901z">
            <text:p/>
          </draw:path>
          <draw:path draw:style-name="gr2" draw:text-style-name="P2" draw:layer="layout" svg:width="0.279cm" svg:height="0.437cm" svg:x="4.196cm" svg:y="4.275cm" svg:viewBox="0 0 280 438" svg:d="M0 438c0-146 0-292 0-438 20 0 39 0 59 0 0 130 0 259 0 389 74 0 147 0 221 0 0 16 0 32 0 49-93 0-187 0-280 0z">
            <text:p/>
          </draw:path>
          <draw:path draw:style-name="gr2" draw:text-style-name="P2" draw:layer="layout" svg:width="0.297cm" svg:height="0.347cm" svg:x="4.521cm" svg:y="4.37cm" svg:viewBox="0 0 298 348" svg:d="M59 186c0 39 8 68 23 89 16 21 40 31 70 31 24 0 44-4 58-14 15-10 25-22 30-37l49 14c-20 53-66 79-137 79-49 0-87-15-113-44-26-30-39-74-39-132 0-55 13-98 39-128 26-29 63-44 111-44 99 0 148 60 148 179v7zM240 143c-3-35-12-61-27-77-15-17-36-25-64-25-27 0-48 9-64 28-16 18-25 43-26 74z">
            <text:p/>
          </draw:path>
          <draw:path draw:style-name="gr2" draw:text-style-name="P2" draw:layer="layout" svg:width="0.273cm" svg:height="0.347cm" svg:x="4.873cm" svg:y="4.371cm" svg:viewBox="0 0 274 348" svg:d="M58 172c0 45 7 78 21 100 14 21 36 32 64 32 20 0 36-5 50-16 13-11 21-27 24-50l57 4c-5 32-18 58-41 77-24 19-53 29-88 29-47 0-83-15-108-44-25-30-37-73-37-130s12-100 37-129c25-30 61-45 107-45 34 0 63 9 85 27 23 17 37 42 43 73l-57 5c-3-19-11-34-22-45-12-11-29-16-51-16-29 0-51 10-64 29-13 20-20 53-20 99z">
            <text:p/>
          </draw:path>
          <draw:path draw:style-name="gr2" draw:text-style-name="P2" draw:layer="layout" svg:width="0.161cm" svg:height="0.415cm" svg:x="5.173cm" svg:y="4.302cm" svg:viewBox="0 0 162 416" svg:d="M162 409c-18 5-37 7-56 7-45 0-67-25-67-76v-224h-39v-41h41l16-75h38v75h62v41h-62v212c0 16 2 27 7 34 6 6 15 10 28 10 7 0 18-2 32-5z">
            <text:p/>
          </draw:path>
          <draw:path draw:style-name="gr2" draw:text-style-name="P2" draw:layer="layout" svg:width="0.297cm" svg:height="0.347cm" svg:x="5.368cm" svg:y="4.37cm" svg:viewBox="0 0 298 348" svg:d="M59 186c0 39 8 68 23 89 16 21 40 31 70 31 24 0 44-4 58-14 15-10 25-22 30-37l49 14c-20 53-66 79-137 79-49 0-87-15-113-44-26-30-39-74-39-132 0-55 13-98 39-128 26-29 63-44 111-44 99 0 148 60 148 179v7zM240 143c-3-35-12-61-27-77-15-17-36-25-64-25-27 0-48 9-64 28-16 18-25 43-26 74z">
            <text:p/>
          </draw:path>
          <draw:path draw:style-name="gr2" draw:text-style-name="P2" draw:layer="layout" svg:width="0.269cm" svg:height="0.341cm" svg:x="5.734cm" svg:y="4.377cm" svg:viewBox="0 0 270 342" svg:d="M56 0v213c0 22 2 39 7 51 4 13 11 21 20 27 10 5 24 8 42 8 27 0 48-9 64-28 15-18 23-44 23-76v-195h56v264c0 39 1 63 2 72h-53c0-1 0-4-1-9 0-4 0-9 0-15-1-6-1-17-1-34h-1c-13 24-28 40-45 50-17 9-38 14-63 14-36 0-63-9-80-27-17-19-26-49-26-91v-224z">
            <text:p/>
          </draw:path>
          <draw:path draw:style-name="gr2" draw:text-style-name="P2" draw:layer="layout" svg:width="0.158cm" svg:height="0.341cm" svg:x="6.087cm" svg:y="4.371cm" svg:viewBox="0 0 159 342" svg:d="M2 342v-258c0-23-1-49-2-78h53c1 38 2 61 2 69h1c9-29 20-49 31-59 12-11 28-16 49-16 8 0 15 1 23 3v51c-8-2-18-3-30-3-23 0-41 10-53 30s-18 49-18 86v175z">
            <text:p/>
          </draw:path>
        </draw:g>
        <draw:custom-shape draw:style-name="gr3" draw:text-style-name="P1" draw:layer="layout" svg:width="5cm" svg:height="2.3cm" svg:x="11.5cm" svg:y="3.5cm">
          <text:p text:style-name="P1">PM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5.8cm" svg:height="2.1cm" svg:x="6.2cm" svg:y="6.3cm">
          <text:p text:style-name="P1">pmb_library_map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6cm" svg:height="2.6cm" svg:x="6cm" svg:y="9.7cm">
          <text:p text:style-name="P1">Localiser un exemplaire </text:p>
          <text:p text:style-name="P1">dans une bibliothèque</text:p>
          <draw:enhanced-geometry svg:viewBox="0 0 21600 21600" draw:type="rectangle" draw:enhanced-path="M 0 0 L 21600 0 21600 21600 0 21600 0 0 Z N"/>
        </draw:custom-shape>
        <draw:path draw:style-name="gr6" draw:text-style-name="P3" draw:layer="layout" svg:width="5.514cm" svg:height="5.373cm" draw:transform="rotate (-0.785398163397448) translate (9.39999999999999cm 1.5cm)" svg:viewBox="0 0 5515 5374" svg:d="M0 5374c4101 0 5515-5374 5515-5374">
          <text:p/>
        </draw:path>
        <draw:path draw:style-name="gr6" draw:text-style-name="P3" draw:layer="layout" svg:width="2.898cm" svg:height="3.04cm" draw:transform="rotate (-0.785398163397448) translate (12.2cm 5.9cm)" svg:viewBox="0 0 2899 3041" svg:d="M0 0c2687 0 2899 3041 2899 304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cm" svg:stroke-color="#3465a4" draw:marker-start-width="0.5cm" draw:marker-start-center="false" draw:marker-end-width="0.5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6T11:36:17.423617921</meta:creation-date>
    <dc:date>2019-01-16T12:38:50.879056410</dc:date>
    <meta:editing-duration>PT9M44S</meta:editing-duration>
    <meta:editing-cycles>3</meta:editing-cycles>
    <meta:generator>LibreOffice/5.3.7.2.0$Linux_X86_64 LibreOffice_project/30$Build-2</meta:generator>
    <meta:document-statistic meta:object-count="14"/>
  </office:meta>
</office:document-meta>
</file>